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4.1638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ui_test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pp starts cleanl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red banners on loa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rrect persona confirmed in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pipeline-static: no manifest se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pipeline-static: no T3 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pipeline-static: no right sidebar 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pipeline-static: no Gallery / Blueprint n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pipeline-static: filter panel shows static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pipeline-exploration-simple: interactive 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pipeline-exploration-simple: no T3 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pipeline-exploration-simple: no Gall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roject-independent: manifest selector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roject-independent: Gallery nav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roject-independent: Blueprint Architect nav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roject-independent: T3 tier in tog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roject-independent: right sidebar audit panel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roject-independent: Session Managemen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roject-independent: Single Graph Expor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project-independent: Test Lab NO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eveloper: Test Lab visib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ifest Choice accordion: opens/collaps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ifest Choice: project change reloads plo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Import accordion: opens/shows import U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ters accordion: opens with filter build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 Project Export accordion visib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gle Graph Export accordion visib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ssion Management accordion visib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ordion panels independent (opening one doesn't close others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sona name shown below nav pill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bs match analysis groups in manifes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ch tab loads plots without traceb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-tabs navigate between plo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ot renders as static imag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Preview shows ~100 row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Preview updates on sub-tab swi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n header strip shows dataset label + tier tog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T1-&gt;T2: plot/preview update or remain iden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T1-&gt;T2: no flickering in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1-&gt;T3: Apply button label changes to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1-&gt;T3: right sidebar shows Pipeline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Tier toggle stability: plot sub-tab unchanged (STATE-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Panel switch doesn't reset tier toggle (STATE-1/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 column: correct operators sh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between NOT shown for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Add staged row app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Apply data preview filt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plot 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Reset clears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: between operator 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 between: two inputs (lo/hi) sh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 between: range applied correc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: operator persists on same column (UX-FILTER-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: operator resets on column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Two staged rows: Apply applies AND 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Remove one row: count updates Apply applies remainin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propagation modal open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no PK warning bann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This plot only scoping wor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pending node + yellow reason inpu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reason required for Apply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Apply confirms with notificati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other plot unaffect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3 PK filter: PK warning banner in mod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3 PK filter: All plots node icon is Exclus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3 PK filter: node appears in all plot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3 PK filter: Apply removes sample from all plot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3 All plots except: QC plot excluded from nod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3 All plots except: QC plot still shows sample after A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Drop non-key column: Audit drops button activ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Drop non-key column: modal no PK wa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Drop non-key column: Apply removes column from this plot on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Drop PK column: blocked with red not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Drop PK column: no node adde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de deletion: trash removes node from all plo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de deletion: data revert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ueprint Architect nav: TubeMap rend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ueprint Architect: right sidebar shows Blueprint Surge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ueprint Architect: node click updates right sideba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turn to Home: right sidebar shows Pipeline Audi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lery nav: recipe browser load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lery: left sidebar shows Discovery Mode messag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lery: filter sidebar work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lery: card click loads preview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turn to Home: plots and left sidebar rest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arison mode toggle visible in T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arison mode: layout changes to two-pane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arison mode: toggle off restores single pane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DIT-4: compare toggle loses state on plot switch?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ssion Management: ghost auto-save (2 min)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ssion Management: restore button reloads nod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lobal Export: bundle downloads / path reported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ngle Graph Export: PNG/SVG download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-1: plot flickers on tier toggle?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-2/AUDIT-4: compare toggle switches plot?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X-1: plot rendering speed (note seconds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X-2: column multiselect narrower than panel?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G-PERF-1: repeated materialize_tier1 in terminal?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cel modal: no node adde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dit (0): disabled or notification show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wo filters same column: independent node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hema-skip propagation: skipped plots mentioned in notific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206" meta:object-count="0"/>
    <meta:generator>LibreOffice/26.2.2.2$Linux_X86_64 LibreOffice_project/1f77d10d6938fd34972958f64b2bcfa54f8b1ba5</meta:generator>
  </office:meta>
</office:document-meta>
</file>